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f</text:p>
          </table:table-cell>
          <table:table-cell table:style-name="Default" office:value-type="float" office:value="0.5">
            <text:p>0,5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>
            <text:p>w =&gt; r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>
            <text:p>w - winkel-real</text:p>
          </table:table-cell>
          <table:table-cell table:style-name="ce4" office:value-type="string" table:number-columns-spanned="5" table:number-rows-spanned="1">
            <text:p>r - abstand-bild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gnomonisch</text:p>
          </table:table-cell>
          <table:table-cell table:style-name="Default" office:value-type="string">
            <text:p>winkeltreu</text:p>
          </table:table-cell>
          <table:table-cell table:style-name="Default" office:value-type="string">
            <text:p>äquidistant</text:p>
          </table:table-cell>
          <table:table-cell table:style-name="Default" office:value-type="string">
            <text:p>flächentreu</text:p>
          </table:table-cell>
          <table:table-cell table:style-name="Default" office:value-type="string">
            <text:p>orthographisch</text:p>
          </table:table-cell>
          <table:table-cell>
            <draw:frame table:end-cell-address="Tabelle1.O26" table:end-x="1.238cm" table:end-y="0.027cm" draw:z-index="0" draw:style-name="gr1" svg:width="15.985cm" svg:height="9.874cm" svg:x="1.06cm" svg:y="0.05cm">
              <draw:object draw:notify-on-update-of-ranges="Tabelle1.B5:Tabelle1.B24 Tabelle1.C4:Tabelle1.C4 Tabelle1.C5:Tabelle1.C13 Tabelle1.D4:Tabelle1.D4 Tabelle1.D5:Tabelle1.D22 Tabelle1.E4:Tabelle1.E4 Tabelle1.E5:Tabelle1.E24 Tabelle1.F4:Tabelle1.F4 Tabelle1.F5:Tabelle1.F24 Tabelle1.G4:Tabelle1.G4 Tabelle1.G5:Tabelle1.G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C$1]*TAN([.B5]/180*PI())" office:value-type="float" office:value="0">
            <text:p>0,0</text:p>
          </table:table-cell>
          <table:table-cell table:formula="of:=3*[.$C$1]*TAN([.B5]/3/180*PI())" office:value-type="float" office:value="0">
            <text:p>0,0</text:p>
          </table:table-cell>
          <table:table-cell table:formula="of:=[.$C$1]*[.B5]/180*PI()" office:value-type="float" office:value="0">
            <text:p>0,0</text:p>
          </table:table-cell>
          <table:table-cell table:formula="of:=2*[.$C$1]*SIN([.B5]/2/180*PI())" office:value-type="float" office:value="0">
            <text:p>0,0</text:p>
          </table:table-cell>
          <table:table-cell table:formula="of:=[.$C$1]*SIN([.B5]/180*PI())" office:value-type="float" office:value="0">
            <text:p>0,0</text:p>
          </table:table-cell>
          <table:table-cell table:number-columns-repeated="2"/>
        </table:table-row>
        <table:table-row table:style-name="ro1">
          <table:table-cell/>
          <table:table-cell table:formula="of:=[.B5]+10" office:value-type="float" office:value="10">
            <text:p>10</text:p>
          </table:table-cell>
          <table:table-cell table:formula="of:=[.$C$1]*TAN([.B6]/180*PI())" office:value-type="float" office:value="0.0881634903542325">
            <text:p>0,1</text:p>
          </table:table-cell>
          <table:table-cell table:formula="of:=2*[.$C$1]*TAN([.B6]/2/180*PI())" office:value-type="float" office:value="0.087488663525924">
            <text:p>0,1</text:p>
          </table:table-cell>
          <table:table-cell table:formula="of:=[.$C$1]*[.B6]/180*PI()" office:value-type="float" office:value="0.0872664625997165">
            <text:p>0,1</text:p>
          </table:table-cell>
          <table:table-cell table:formula="of:=2*[.$C$1]*SIN([.B6]/2/180*PI())" office:value-type="float" office:value="0.0871557427476582">
            <text:p>0,1</text:p>
          </table:table-cell>
          <table:table-cell table:formula="of:=[.$C$1]*SIN([.B6]/180*PI())" office:value-type="float" office:value="0.0868240888334652">
            <text:p>0,1</text:p>
          </table:table-cell>
          <table:table-cell table:number-columns-repeated="2"/>
        </table:table-row>
        <table:table-row table:style-name="ro1">
          <table:table-cell/>
          <table:table-cell table:formula="of:=[.B6]+10" office:value-type="float" office:value="20">
            <text:p>20</text:p>
          </table:table-cell>
          <table:table-cell table:formula="of:=[.$C$1]*TAN([.B7]/180*PI())" office:value-type="float" office:value="0.181985117133101">
            <text:p>0,2</text:p>
          </table:table-cell>
          <table:table-cell table:formula="of:=2*[.$C$1]*TAN([.B7]/2/180*PI())" office:value-type="float" office:value="0.176326980708465">
            <text:p>0,2</text:p>
          </table:table-cell>
          <table:table-cell table:formula="of:=[.$C$1]*[.B7]/180*PI()" office:value-type="float" office:value="0.174532925199433">
            <text:p>0,2</text:p>
          </table:table-cell>
          <table:table-cell table:formula="of:=2*[.$C$1]*SIN([.B7]/2/180*PI())" office:value-type="float" office:value="0.17364817766693">
            <text:p>0,2</text:p>
          </table:table-cell>
          <table:table-cell table:formula="of:=[.$C$1]*SIN([.B7]/180*PI())" office:value-type="float" office:value="0.171010071662834">
            <text:p>0,2</text:p>
          </table:table-cell>
          <table:table-cell table:number-columns-repeated="2"/>
        </table:table-row>
        <table:table-row table:style-name="ro1">
          <table:table-cell/>
          <table:table-cell table:formula="of:=[.B7]+10" office:value-type="float" office:value="30">
            <text:p>30</text:p>
          </table:table-cell>
          <table:table-cell table:formula="of:=[.$C$1]*TAN([.B8]/180*PI())" office:value-type="float" office:value="0.288675134594813">
            <text:p>0,3</text:p>
          </table:table-cell>
          <table:table-cell table:formula="of:=2*[.$C$1]*TAN([.B8]/2/180*PI())" office:value-type="float" office:value="0.267949192431123">
            <text:p>0,3</text:p>
          </table:table-cell>
          <table:table-cell table:formula="of:=[.$C$1]*[.B8]/180*PI()" office:value-type="float" office:value="0.261799387799149">
            <text:p>0,3</text:p>
          </table:table-cell>
          <table:table-cell table:formula="of:=2*[.$C$1]*SIN([.B8]/2/180*PI())" office:value-type="float" office:value="0.258819045102521">
            <text:p>0,3</text:p>
          </table:table-cell>
          <table:table-cell table:formula="of:=[.$C$1]*SIN([.B8]/180*PI())" office:value-type="float" office:value="0.25">
            <text:p>0,3</text:p>
          </table:table-cell>
          <table:table-cell table:number-columns-repeated="2"/>
        </table:table-row>
        <table:table-row table:style-name="ro1">
          <table:table-cell/>
          <table:table-cell table:formula="of:=[.B8]+10" office:value-type="float" office:value="40">
            <text:p>40</text:p>
          </table:table-cell>
          <table:table-cell table:formula="of:=[.$C$1]*TAN([.B9]/180*PI())" office:value-type="float" office:value="0.41954981558864">
            <text:p>0,4</text:p>
          </table:table-cell>
          <table:table-cell table:formula="of:=2*[.$C$1]*TAN([.B9]/2/180*PI())" office:value-type="float" office:value="0.363970234266202">
            <text:p>0,4</text:p>
          </table:table-cell>
          <table:table-cell table:formula="of:=[.$C$1]*[.B9]/180*PI()" office:value-type="float" office:value="0.349065850398866">
            <text:p>0,3</text:p>
          </table:table-cell>
          <table:table-cell table:formula="of:=2*[.$C$1]*SIN([.B9]/2/180*PI())" office:value-type="float" office:value="0.342020143325669">
            <text:p>0,3</text:p>
          </table:table-cell>
          <table:table-cell table:formula="of:=[.$C$1]*SIN([.B9]/180*PI())" office:value-type="float" office:value="0.32139380484327">
            <text:p>0,3</text:p>
          </table:table-cell>
          <table:table-cell table:number-columns-repeated="2"/>
        </table:table-row>
        <table:table-row table:style-name="ro1">
          <table:table-cell/>
          <table:table-cell table:formula="of:=[.B9]+10" office:value-type="float" office:value="50">
            <text:p>50</text:p>
          </table:table-cell>
          <table:table-cell table:formula="of:=[.$C$1]*TAN([.B10]/180*PI())" office:value-type="float" office:value="0.595876796297105">
            <text:p>0,6</text:p>
          </table:table-cell>
          <table:table-cell table:formula="of:=2*[.$C$1]*TAN([.B10]/2/180*PI())" office:value-type="float" office:value="0.466307658154999">
            <text:p>0,5</text:p>
          </table:table-cell>
          <table:table-cell table:formula="of:=[.$C$1]*[.B10]/180*PI()" office:value-type="float" office:value="0.436332312998582">
            <text:p>0,4</text:p>
          </table:table-cell>
          <table:table-cell table:formula="of:=2*[.$C$1]*SIN([.B10]/2/180*PI())" office:value-type="float" office:value="0.422618261740699">
            <text:p>0,4</text:p>
          </table:table-cell>
          <table:table-cell table:formula="of:=[.$C$1]*SIN([.B10]/180*PI())" office:value-type="float" office:value="0.383022221559489">
            <text:p>0,4</text:p>
          </table:table-cell>
          <table:table-cell table:number-columns-repeated="2"/>
        </table:table-row>
        <table:table-row table:style-name="ro1">
          <table:table-cell/>
          <table:table-cell table:formula="of:=[.B10]+10" office:value-type="float" office:value="60">
            <text:p>60</text:p>
          </table:table-cell>
          <table:table-cell table:formula="of:=[.$C$1]*TAN([.B11]/180*PI())" office:value-type="float" office:value="0.866025403784438">
            <text:p>0,9</text:p>
          </table:table-cell>
          <table:table-cell table:formula="of:=2*[.$C$1]*TAN([.B11]/2/180*PI())" office:value-type="float" office:value="0.577350269189626">
            <text:p>0,6</text:p>
          </table:table-cell>
          <table:table-cell table:formula="of:=[.$C$1]*[.B11]/180*PI()" office:value-type="float" office:value="0.523598775598299">
            <text:p>0,5</text:p>
          </table:table-cell>
          <table:table-cell table:formula="of:=2*[.$C$1]*SIN([.B11]/2/180*PI())" office:value-type="float" office:value="0.5">
            <text:p>0,5</text:p>
          </table:table-cell>
          <table:table-cell table:formula="of:=[.$C$1]*SIN([.B11]/180*PI())" office:value-type="float" office:value="0.433012701892219">
            <text:p>0,4</text:p>
          </table:table-cell>
          <table:table-cell table:number-columns-repeated="2"/>
        </table:table-row>
        <table:table-row table:style-name="ro1">
          <table:table-cell/>
          <table:table-cell table:formula="of:=[.B11]+10" office:value-type="float" office:value="70">
            <text:p>70</text:p>
          </table:table-cell>
          <table:table-cell table:formula="of:=[.$C$1]*TAN([.B12]/180*PI())" office:value-type="float" office:value="1.37373870972731">
            <text:p>1,4</text:p>
          </table:table-cell>
          <table:table-cell table:formula="of:=2*[.$C$1]*TAN([.B12]/2/180*PI())" office:value-type="float" office:value="0.70020753820971">
            <text:p>0,7</text:p>
          </table:table-cell>
          <table:table-cell table:formula="of:=[.$C$1]*[.B12]/180*PI()" office:value-type="float" office:value="0.610865238198015">
            <text:p>0,6</text:p>
          </table:table-cell>
          <table:table-cell table:formula="of:=2*[.$C$1]*SIN([.B12]/2/180*PI())" office:value-type="float" office:value="0.573576436351046">
            <text:p>0,6</text:p>
          </table:table-cell>
          <table:table-cell table:formula="of:=[.$C$1]*SIN([.B12]/180*PI())" office:value-type="float" office:value="0.469846310392954">
            <text:p>0,5</text:p>
          </table:table-cell>
          <table:table-cell table:number-columns-repeated="2"/>
        </table:table-row>
        <table:table-row table:style-name="ro1">
          <table:table-cell/>
          <table:table-cell table:formula="of:=[.B12]+10" office:value-type="float" office:value="80">
            <text:p>80</text:p>
          </table:table-cell>
          <table:table-cell table:formula="of:=[.$C$1]*TAN([.B13]/180*PI())" office:value-type="float" office:value="2.83564090980885">
            <text:p>2,8</text:p>
          </table:table-cell>
          <table:table-cell table:formula="of:=2*[.$C$1]*TAN([.B13]/2/180*PI())" office:value-type="float" office:value="0.83909963117728">
            <text:p>0,8</text:p>
          </table:table-cell>
          <table:table-cell table:formula="of:=[.$C$1]*[.B13]/180*PI()" office:value-type="float" office:value="0.698131700797732">
            <text:p>0,7</text:p>
          </table:table-cell>
          <table:table-cell table:formula="of:=2*[.$C$1]*SIN([.B13]/2/180*PI())" office:value-type="float" office:value="0.642787609686539">
            <text:p>0,6</text:p>
          </table:table-cell>
          <table:table-cell table:formula="of:=[.$C$1]*SIN([.B13]/180*PI())" office:value-type="float" office:value="0.492403876506104">
            <text:p>0,5</text:p>
          </table:table-cell>
          <table:table-cell table:number-columns-repeated="2"/>
        </table:table-row>
        <table:table-row table:style-name="ro1">
          <table:table-cell/>
          <table:table-cell table:formula="of:=[.B13]+10" office:value-type="float" office:value="90">
            <text:p>90</text:p>
          </table:table-cell>
          <table:table-cell table:formula="of:=[.$C$1]*TAN([.B14]/180*PI())" office:value-type="float" office:value="8.16588936419192E+015">
            <text:p>8165889364191920,0</text:p>
          </table:table-cell>
          <table:table-cell table:formula="of:=2*[.$C$1]*TAN([.B14]/2/180*PI())" office:value-type="float" office:value="1">
            <text:p>1,0</text:p>
          </table:table-cell>
          <table:table-cell table:formula="of:=[.$C$1]*[.B14]/180*PI()" office:value-type="float" office:value="0.785398163397448">
            <text:p>0,8</text:p>
          </table:table-cell>
          <table:table-cell table:formula="of:=2*[.$C$1]*SIN([.B14]/2/180*PI())" office:value-type="float" office:value="0.707106781186547">
            <text:p>0,7</text:p>
          </table:table-cell>
          <table:table-cell table:formula="of:=[.$C$1]*SIN([.B14]/180*PI())" office:value-type="float" office:value="0.5">
            <text:p>0,5</text:p>
          </table:table-cell>
          <table:table-cell table:number-columns-repeated="2"/>
        </table:table-row>
        <table:table-row table:style-name="ro1">
          <table:table-cell/>
          <table:table-cell table:formula="of:=[.B14]+10" office:value-type="float" office:value="100">
            <text:p>100</text:p>
          </table:table-cell>
          <table:table-cell table:formula="of:=[.$C$1]*TAN([.B15]/180*PI())" office:value-type="float" office:value="-2.83564090980886">
            <text:p>-2,8</text:p>
          </table:table-cell>
          <table:table-cell table:formula="of:=2*[.$C$1]*TAN([.B15]/2/180*PI())" office:value-type="float" office:value="1.19175359259421">
            <text:p>1,2</text:p>
          </table:table-cell>
          <table:table-cell table:formula="of:=[.$C$1]*[.B15]/180*PI()" office:value-type="float" office:value="0.872664625997165">
            <text:p>0,9</text:p>
          </table:table-cell>
          <table:table-cell table:formula="of:=2*[.$C$1]*SIN([.B15]/2/180*PI())" office:value-type="float" office:value="0.766044443118978">
            <text:p>0,8</text:p>
          </table:table-cell>
          <table:table-cell table:formula="of:=[.$C$1]*SIN([.B15]/180*PI())" office:value-type="float" office:value="0.492403876506104">
            <text:p>0,5</text:p>
          </table:table-cell>
          <table:table-cell table:number-columns-repeated="2"/>
        </table:table-row>
        <table:table-row table:style-name="ro1">
          <table:table-cell/>
          <table:table-cell table:formula="of:=[.B15]+10" office:value-type="float" office:value="110">
            <text:p>110</text:p>
          </table:table-cell>
          <table:table-cell table:formula="of:=[.$C$1]*TAN([.B16]/180*PI())" office:value-type="float" office:value="-1.37373870972731">
            <text:p>-1,4</text:p>
          </table:table-cell>
          <table:table-cell table:formula="of:=2*[.$C$1]*TAN([.B16]/2/180*PI())" office:value-type="float" office:value="1.42814800674211">
            <text:p>1,4</text:p>
          </table:table-cell>
          <table:table-cell table:formula="of:=[.$C$1]*[.B16]/180*PI()" office:value-type="float" office:value="0.959931088596881">
            <text:p>1,0</text:p>
          </table:table-cell>
          <table:table-cell table:formula="of:=2*[.$C$1]*SIN([.B16]/2/180*PI())" office:value-type="float" office:value="0.819152044288992">
            <text:p>0,8</text:p>
          </table:table-cell>
          <table:table-cell table:formula="of:=[.$C$1]*SIN([.B16]/180*PI())" office:value-type="float" office:value="0.469846310392954">
            <text:p>0,5</text:p>
          </table:table-cell>
          <table:table-cell table:number-columns-repeated="2"/>
        </table:table-row>
        <table:table-row table:style-name="ro1">
          <table:table-cell/>
          <table:table-cell table:formula="of:=[.B16]+10" office:value-type="float" office:value="120">
            <text:p>120</text:p>
          </table:table-cell>
          <table:table-cell table:formula="of:=[.$C$1]*TAN([.B17]/180*PI())" office:value-type="float" office:value="-0.866025403784439">
            <text:p>-0,9</text:p>
          </table:table-cell>
          <table:table-cell table:formula="of:=2*[.$C$1]*TAN([.B17]/2/180*PI())" office:value-type="float" office:value="1.73205080756888">
            <text:p>1,7</text:p>
          </table:table-cell>
          <table:table-cell table:formula="of:=[.$C$1]*[.B17]/180*PI()" office:value-type="float" office:value="1.0471975511966">
            <text:p>1,0</text:p>
          </table:table-cell>
          <table:table-cell table:formula="of:=2*[.$C$1]*SIN([.B17]/2/180*PI())" office:value-type="float" office:value="0.866025403784439">
            <text:p>0,9</text:p>
          </table:table-cell>
          <table:table-cell table:formula="of:=[.$C$1]*SIN([.B17]/180*PI())" office:value-type="float" office:value="0.433012701892219">
            <text:p>0,4</text:p>
          </table:table-cell>
          <table:table-cell table:number-columns-repeated="2"/>
        </table:table-row>
        <table:table-row table:style-name="ro1">
          <table:table-cell/>
          <table:table-cell table:formula="of:=[.B17]+10" office:value-type="float" office:value="130">
            <text:p>130</text:p>
          </table:table-cell>
          <table:table-cell table:formula="of:=[.$C$1]*TAN([.B18]/180*PI())" office:value-type="float" office:value="-0.595876796297105">
            <text:p>-0,6</text:p>
          </table:table-cell>
          <table:table-cell table:formula="of:=2*[.$C$1]*TAN([.B18]/2/180*PI())" office:value-type="float" office:value="2.14450692050956">
            <text:p>2,1</text:p>
          </table:table-cell>
          <table:table-cell table:formula="of:=[.$C$1]*[.B18]/180*PI()" office:value-type="float" office:value="1.13446401379631">
            <text:p>1,1</text:p>
          </table:table-cell>
          <table:table-cell table:formula="of:=2*[.$C$1]*SIN([.B18]/2/180*PI())" office:value-type="float" office:value="0.90630778703665">
            <text:p>0,9</text:p>
          </table:table-cell>
          <table:table-cell table:formula="of:=[.$C$1]*SIN([.B18]/180*PI())" office:value-type="float" office:value="0.383022221559489">
            <text:p>0,4</text:p>
          </table:table-cell>
          <table:table-cell table:number-columns-repeated="2"/>
        </table:table-row>
        <table:table-row table:style-name="ro1">
          <table:table-cell/>
          <table:table-cell table:formula="of:=[.B18]+10" office:value-type="float" office:value="140">
            <text:p>140</text:p>
          </table:table-cell>
          <table:table-cell table:formula="of:=[.$C$1]*TAN([.B19]/180*PI())" office:value-type="float" office:value="-0.41954981558864">
            <text:p>-0,4</text:p>
          </table:table-cell>
          <table:table-cell table:formula="of:=2*[.$C$1]*TAN([.B19]/2/180*PI())" office:value-type="float" office:value="2.74747741945462">
            <text:p>2,7</text:p>
          </table:table-cell>
          <table:table-cell table:formula="of:=[.$C$1]*[.B19]/180*PI()" office:value-type="float" office:value="1.22173047639603">
            <text:p>1,2</text:p>
          </table:table-cell>
          <table:table-cell table:formula="of:=2*[.$C$1]*SIN([.B19]/2/180*PI())" office:value-type="float" office:value="0.939692620785908">
            <text:p>0,9</text:p>
          </table:table-cell>
          <table:table-cell table:formula="of:=[.$C$1]*SIN([.B19]/180*PI())" office:value-type="float" office:value="0.32139380484327">
            <text:p>0,3</text:p>
          </table:table-cell>
          <table:table-cell table:number-columns-repeated="2"/>
        </table:table-row>
        <table:table-row table:style-name="ro1">
          <table:table-cell/>
          <table:table-cell table:formula="of:=[.B19]+10" office:value-type="float" office:value="150">
            <text:p>150</text:p>
          </table:table-cell>
          <table:table-cell table:formula="of:=[.$C$1]*TAN([.B20]/180*PI())" office:value-type="float" office:value="-0.288675134594813">
            <text:p>-0,3</text:p>
          </table:table-cell>
          <table:table-cell table:formula="of:=2*[.$C$1]*TAN([.B20]/2/180*PI())" office:value-type="float" office:value="3.73205080756888">
            <text:p>3,7</text:p>
          </table:table-cell>
          <table:table-cell table:formula="of:=[.$C$1]*[.B20]/180*PI()" office:value-type="float" office:value="1.30899693899575">
            <text:p>1,3</text:p>
          </table:table-cell>
          <table:table-cell table:formula="of:=2*[.$C$1]*SIN([.B20]/2/180*PI())" office:value-type="float" office:value="0.965925826289068">
            <text:p>1,0</text:p>
          </table:table-cell>
          <table:table-cell table:formula="of:=[.$C$1]*SIN([.B20]/180*PI())" office:value-type="float" office:value="0.25">
            <text:p>0,3</text:p>
          </table:table-cell>
          <table:table-cell table:number-columns-repeated="2"/>
        </table:table-row>
        <table:table-row table:style-name="ro1">
          <table:table-cell/>
          <table:table-cell table:formula="of:=[.B20]+10" office:value-type="float" office:value="160">
            <text:p>160</text:p>
          </table:table-cell>
          <table:table-cell table:formula="of:=[.$C$1]*TAN([.B21]/180*PI())" office:value-type="float" office:value="-0.181985117133101">
            <text:p>-0,2</text:p>
          </table:table-cell>
          <table:table-cell table:formula="of:=2*[.$C$1]*TAN([.B21]/2/180*PI())" office:value-type="float" office:value="5.67128181961771">
            <text:p>5,7</text:p>
          </table:table-cell>
          <table:table-cell table:formula="of:=[.$C$1]*[.B21]/180*PI()" office:value-type="float" office:value="1.39626340159546">
            <text:p>1,4</text:p>
          </table:table-cell>
          <table:table-cell table:formula="of:=2*[.$C$1]*SIN([.B21]/2/180*PI())" office:value-type="float" office:value="0.984807753012208">
            <text:p>1,0</text:p>
          </table:table-cell>
          <table:table-cell table:formula="of:=[.$C$1]*SIN([.B21]/180*PI())" office:value-type="float" office:value="0.171010071662834">
            <text:p>0,2</text:p>
          </table:table-cell>
          <table:table-cell table:number-columns-repeated="2"/>
        </table:table-row>
        <table:table-row table:style-name="ro1">
          <table:table-cell/>
          <table:table-cell table:formula="of:=[.B21]+10" office:value-type="float" office:value="170">
            <text:p>170</text:p>
          </table:table-cell>
          <table:table-cell table:formula="of:=[.$C$1]*TAN([.B22]/180*PI())" office:value-type="float" office:value="-0.0881634903542327">
            <text:p>-0,1</text:p>
          </table:table-cell>
          <table:table-cell table:formula="of:=2*[.$C$1]*TAN([.B22]/2/180*PI())" office:value-type="float" office:value="11.4300523027613">
            <text:p>11,4</text:p>
          </table:table-cell>
          <table:table-cell table:formula="of:=[.$C$1]*[.B22]/180*PI()" office:value-type="float" office:value="1.48352986419518">
            <text:p>1,5</text:p>
          </table:table-cell>
          <table:table-cell table:formula="of:=2*[.$C$1]*SIN([.B22]/2/180*PI())" office:value-type="float" office:value="0.996194698091746">
            <text:p>1,0</text:p>
          </table:table-cell>
          <table:table-cell table:formula="of:=[.$C$1]*SIN([.B22]/180*PI())" office:value-type="float" office:value="0.0868240888334653">
            <text:p>0,1</text:p>
          </table:table-cell>
          <table:table-cell table:number-columns-repeated="2"/>
        </table:table-row>
        <table:table-row table:style-name="ro1">
          <table:table-cell/>
          <table:table-cell table:formula="of:=[.B22]+10" office:value-type="float" office:value="180">
            <text:p>180</text:p>
          </table:table-cell>
          <table:table-cell table:formula="of:=[.$C$1]*TAN([.B23]/180*PI())" office:value-type="float" office:value="-6.12303176911188E-017">
            <text:p>0,0</text:p>
          </table:table-cell>
          <table:table-cell table:formula="of:=2*[.$C$1]*TAN([.B23]/2/180*PI())" office:value-type="float" office:value="1.63317787283838E+016">
            <text:p>16331778728383800,0</text:p>
          </table:table-cell>
          <table:table-cell table:formula="of:=[.$C$1]*[.B23]/180*PI()" office:value-type="float" office:value="1.5707963267949">
            <text:p>1,6</text:p>
          </table:table-cell>
          <table:table-cell table:formula="of:=2*[.$C$1]*SIN([.B23]/2/180*PI())" office:value-type="float" office:value="1">
            <text:p>1,0</text:p>
          </table:table-cell>
          <table:table-cell table:formula="of:=[.$C$1]*SIN([.B23]/180*PI())" office:value-type="float" office:value="6.12303176911188E-017">
            <text:p>0,0</text:p>
          </table:table-cell>
          <table:table-cell table:number-columns-repeated="2"/>
        </table:table-row>
        <table:table-row table:style-name="ro1">
          <table:table-cell/>
          <table:table-cell table:formula="of:=[.B23]+10" office:value-type="float" office:value="190">
            <text:p>190</text:p>
          </table:table-cell>
          <table:table-cell table:formula="of:=[.$C$1]*TAN([.B24]/180*PI())" office:value-type="float" office:value="0.0881634903542325">
            <text:p>0,1</text:p>
          </table:table-cell>
          <table:table-cell table:formula="of:=2*[.$C$1]*TAN([.B24]/2/180*PI())" office:value-type="float" office:value="-11.4300523027613">
            <text:p>-11,4</text:p>
          </table:table-cell>
          <table:table-cell table:formula="of:=[.$C$1]*[.B24]/180*PI()" office:value-type="float" office:value="1.65806278939461">
            <text:p>1,7</text:p>
          </table:table-cell>
          <table:table-cell table:formula="of:=2*[.$C$1]*SIN([.B24]/2/180*PI())" office:value-type="float" office:value="0.996194698091746">
            <text:p>1,0</text:p>
          </table:table-cell>
          <table:table-cell table:formula="of:=[.$C$1]*SIN([.B24]/180*PI())" office:value-type="float" office:value="-0.0868240888334652">
            <text:p>-0,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=f*tan(w)</text:p>
          </table:table-cell>
          <table:table-cell table:style-name="Default" office:value-type="string">
            <text:p>r=2*f*tan(w/2)</text:p>
          </table:table-cell>
          <table:table-cell table:style-name="Default" office:value-type="string">
            <text:p>r=f*w</text:p>
          </table:table-cell>
          <table:table-cell table:style-name="Default" office:value-type="string">
            <text:p>r=2*f*sin(w/2)</text:p>
          </table:table-cell>
          <table:table-cell table:style-name="Default" office:value-type="string">
            <text:p>r=f*sin(w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/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number-columns-repeated="5"/>
          <table:table-cell table:style-name="ce3"/>
          <table:table-cell/>
        </table:table-row>
        <table:table-row table:style-name="ro1">
          <table:table-cell office:value-type="string">
            <text:p>xmax</text:p>
          </table:table-cell>
          <table:table-cell table:style-name="ce3" office:value-type="float" office:value="1">
            <text:p>1,0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>
            <text:p>gh</text:p>
          </table:table-cell>
          <table:table-cell table:style-name="ce3" office:value-type="float" office:value="360">
            <text:p>360,0</text:p>
          </table:table-cell>
          <table:table-cell table:number-columns-repeated="5"/>
          <table:table-cell table:style-name="ce3"/>
          <table:table-cell>
            <draw:frame table:end-cell-address="Tabelle1.O50" table:end-x="0.745cm" table:end-y="0.006cm" draw:z-index="1" draw:style-name="gr1" svg:width="14.193cm" svg:height="6.999cm" svg:x="0.101cm" svg:y="0.205cm">
              <draw:object draw:notify-on-update-of-ranges="Tabelle1.A39:Tabelle1.A39 Tabelle1.B39:Tabelle1.H39 Tabelle1.A41:Tabelle1.A41 Tabelle1.B41:Tabelle1.H41 Tabelle1.A42:Tabelle1.A42 Tabelle1.B42:Tabelle1.H42 Tabelle1.A43:Tabelle1.A43 Tabelle1.B43:Tabelle1.H43 Tabelle1.A44:Tabelle1.A44 Tabelle1.B44:Tabelle1.H44 Tabelle1.A45:Tabelle1.A45 Tabelle1.B45:Tabelle1.H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zoom =&gt; perspecth =&gt; f</text:p>
          </table:table-cell>
          <table:table-cell table:number-columns-repeated="8"/>
        </table:table-row>
        <table:table-row table:style-name="ro1">
          <table:table-cell table:style-name="ce2" office:value-type="string">
            <text:p>zoom</text:p>
          </table:table-cell>
          <table:table-cell office:value-type="float" office:value="1">
            <text:p>1</text:p>
          </table:table-cell>
          <table:table-cell table:style-name="ce5" table:formula="of:=[.B37]+1" office:value-type="float" office:value="2">
            <text:p>2</text:p>
          </table:table-cell>
          <table:table-cell table:style-name="ce5" table:formula="of:=[.C37]+1" office:value-type="float" office:value="3">
            <text:p>3</text:p>
          </table:table-cell>
          <table:table-cell table:style-name="ce5" table:formula="of:=[.D37]+1" office:value-type="float" office:value="4">
            <text:p>4</text:p>
          </table:table-cell>
          <table:table-cell table:style-name="ce5" table:formula="of:=[.E37]+1" office:value-type="float" office:value="5">
            <text:p>5</text:p>
          </table:table-cell>
          <table:table-cell table:style-name="ce5" table:formula="of:=[.F37]+1" office:value-type="float" office:value="6">
            <text:p>6</text:p>
          </table:table-cell>
          <table:table-cell table:style-name="ce5" table:formula="of:=[.G37]+1" office:value-type="float" office:value="7">
            <text:p>7</text:p>
          </table:table-cell>
          <table:table-cell/>
        </table:table-row>
        <table:table-row table:style-name="ro1">
          <table:table-cell table:style-name="ce2" office:value-type="string">
            <text:p>spos</text:p>
          </table:table-cell>
          <table:table-cell table:formula="of:=2^[.B37]" office:value-type="float" office:value="2">
            <text:p>2</text:p>
          </table:table-cell>
          <table:table-cell table:style-name="Default" table:formula="of:=2^[.C37]" office:value-type="float" office:value="4">
            <text:p>4</text:p>
          </table:table-cell>
          <table:table-cell table:style-name="Default" table:formula="of:=2^[.D37]" office:value-type="float" office:value="8">
            <text:p>8</text:p>
          </table:table-cell>
          <table:table-cell table:style-name="Default" table:formula="of:=2^[.E37]" office:value-type="float" office:value="16">
            <text:p>16</text:p>
          </table:table-cell>
          <table:table-cell table:style-name="Default" table:formula="of:=2^[.F37]" office:value-type="float" office:value="32">
            <text:p>32</text:p>
          </table:table-cell>
          <table:table-cell table:style-name="Default" table:formula="of:=2^[.G37]" office:value-type="float" office:value="64">
            <text:p>64</text:p>
          </table:table-cell>
          <table:table-cell table:formula="of:=2^[.H37]"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prespecth</text:p>
          </table:table-cell>
          <table:table-cell table:style-name="ce3" table:formula="of:=[.$B$34]*SQRT(2)/[.B38]^0.5" office:value-type="float" office:value="360">
            <text:p>360,0</text:p>
          </table:table-cell>
          <table:table-cell table:formula="of:=[.$B$34]*SQRT(2)/[.C38]^0.5" office:value-type="float" office:value="254.558441227157">
            <text:p>254,6</text:p>
          </table:table-cell>
          <table:table-cell table:formula="of:=[.$B$34]*SQRT(2)/[.D38]^0.5" office:value-type="float" office:value="180">
            <text:p>180,0</text:p>
          </table:table-cell>
          <table:table-cell table:formula="of:=[.$B$34]*SQRT(2)/[.E38]^0.5" office:value-type="float" office:value="127.279220613579">
            <text:p>127,3</text:p>
          </table:table-cell>
          <table:table-cell table:formula="of:=[.$B$34]*SQRT(2)/[.F38]^0.5" office:value-type="float" office:value="90">
            <text:p>90,0</text:p>
          </table:table-cell>
          <table:table-cell table:formula="of:=[.$B$34]*SQRT(2)/[.G38]^0.5" office:value-type="float" office:value="63.6396103067893">
            <text:p>63,6</text:p>
          </table:table-cell>
          <table:table-cell table:style-name="ce3" table:formula="of:=[.$B$34]*SQRT(2)/[.H38]^0.5" office:value-type="float" office:value="45">
            <text:p>45,0</text:p>
          </table:table-cell>
          <table:table-cell/>
        </table:table-row>
        <table:table-row table:style-name="ro1">
          <table:table-cell office:value-type="string">
            <text:p>wmax</text:p>
          </table:table-cell>
          <table:table-cell table:style-name="ce3" table:formula="of:=[.B39]/2" office:value-type="float" office:value="180">
            <text:p>180,0</text:p>
          </table:table-cell>
          <table:table-cell table:formula="of:=[.C39]/2" office:value-type="float" office:value="127.279220613579">
            <text:p>127,3</text:p>
          </table:table-cell>
          <table:table-cell table:formula="of:=[.D39]/2" office:value-type="float" office:value="90">
            <text:p>90,0</text:p>
          </table:table-cell>
          <table:table-cell table:formula="of:=[.E39]/2" office:value-type="float" office:value="63.6396103067893">
            <text:p>63,6</text:p>
          </table:table-cell>
          <table:table-cell table:formula="of:=[.F39]/2" office:value-type="float" office:value="45">
            <text:p>45,0</text:p>
          </table:table-cell>
          <table:table-cell table:formula="of:=[.G39]/2" office:value-type="float" office:value="31.8198051533946">
            <text:p>31,8</text:p>
          </table:table-cell>
          <table:table-cell table:style-name="ce3" table:formula="of:=[.H39]/2" office:value-type="float" office:value="22.5">
            <text:p>22,5</text:p>
          </table:table-cell>
          <table:table-cell/>
        </table:table-row>
        <table:table-row table:style-name="ro1">
          <table:table-cell office:value-type="string">
            <text:p>f (gnomonisch)</text:p>
          </table:table-cell>
          <table:table-cell table:style-name="ce3" table:formula="of:=IF([.$B$33]/TAN([.B40]/180*PI())&lt;0;0;[.$B$33]/TAN([.B40]/180*PI()))" office:value-type="float" office:value="0">
            <text:p>0,0</text:p>
          </table:table-cell>
          <table:table-cell table:formula="of:=IF([.$B$33]/TAN([.C40]/180*PI())&lt;0;0;[.$B$33]/TAN([.C40]/180*PI()))" office:value-type="float" office:value="0">
            <text:p>0,0</text:p>
          </table:table-cell>
          <table:table-cell table:formula="of:=IF([.$B$33]/TAN([.D40]/180*PI())&lt;0;0;[.$B$33]/TAN([.D40]/180*PI()))" office:value-type="float" office:value="6.12303176911188E-017">
            <text:p>0,0</text:p>
          </table:table-cell>
          <table:table-cell table:formula="of:=IF([.$B$33]/TAN([.E40]/180*PI())&lt;0;0;[.$B$33]/TAN([.E40]/180*PI()))" office:value-type="float" office:value="0.495542920493015">
            <text:p>0,5</text:p>
          </table:table-cell>
          <table:table-cell table:formula="of:=IF([.$B$33]/TAN([.F40]/180*PI())&lt;0;0;[.$B$33]/TAN([.F40]/180*PI()))" office:value-type="float" office:value="1">
            <text:p>1,0</text:p>
          </table:table-cell>
          <table:table-cell table:formula="of:=IF([.$B$33]/TAN([.G40]/180*PI())&lt;0;0;[.$B$33]/TAN([.G40]/180*PI()))" office:value-type="float" office:value="1.61159076268023">
            <text:p>1,6</text:p>
          </table:table-cell>
          <table:table-cell table:style-name="ce3" table:formula="of:=IF([.$B$33]/TAN([.H40]/180*PI())&lt;0;0;[.$B$33]/TAN([.H40]/180*PI()))" office:value-type="float" office:value="2.41421356237309">
            <text:p>2,4</text:p>
          </table:table-cell>
          <table:table-cell/>
        </table:table-row>
        <table:table-row table:style-name="ro1">
          <table:table-cell office:value-type="string">
            <text:p>f (winkeltreu)</text:p>
          </table:table-cell>
          <table:table-cell table:style-name="ce3" table:formula="of:=[.$B$33]/2/TAN([.B40]/2/180*PI())" office:value-type="float" office:value="3.06151588455594E-017">
            <text:p>0,0</text:p>
          </table:table-cell>
          <table:table-cell table:formula="of:=[.$B$33]/2/TAN([.C40]/2/180*PI())" office:value-type="float" office:value="0.247771460246507">
            <text:p>0,2</text:p>
          </table:table-cell>
          <table:table-cell table:formula="of:=[.$B$33]/2/TAN([.D40]/2/180*PI())" office:value-type="float" office:value="0.5">
            <text:p>0,5</text:p>
          </table:table-cell>
          <table:table-cell table:formula="of:=[.$B$33]/2/TAN([.E40]/2/180*PI())" office:value-type="float" office:value="0.805795381340117">
            <text:p>0,8</text:p>
          </table:table-cell>
          <table:table-cell table:formula="of:=[.$B$33]/2/TAN([.F40]/2/180*PI())" office:value-type="float" office:value="1.20710678118655">
            <text:p>1,2</text:p>
          </table:table-cell>
          <table:table-cell table:formula="of:=[.$B$33]/2/TAN([.G40]/2/180*PI())" office:value-type="float" office:value="1.75411294238655">
            <text:p>1,8</text:p>
          </table:table-cell>
          <table:table-cell table:style-name="ce3" table:formula="of:=[.$B$33]/2/TAN([.H40]/2/180*PI())" office:value-type="float" office:value="2.51366974606292">
            <text:p>2,5</text:p>
          </table:table-cell>
          <table:table-cell/>
        </table:table-row>
        <table:table-row table:style-name="ro1">
          <table:table-cell office:value-type="string">
            <text:p>f (äquidistant)</text:p>
          </table:table-cell>
          <table:table-cell table:style-name="ce3" table:formula="of:=[.$B$33]/([.B40]/180*PI())" office:value-type="float" office:value="0.318309886183791">
            <text:p>0,3</text:p>
          </table:table-cell>
          <table:table-cell table:formula="of:=[.$B$33]/([.C40]/180*PI())" office:value-type="float" office:value="0.450158158078553">
            <text:p>0,5</text:p>
          </table:table-cell>
          <table:table-cell table:formula="of:=[.$B$33]/([.D40]/180*PI())" office:value-type="float" office:value="0.636619772367581">
            <text:p>0,6</text:p>
          </table:table-cell>
          <table:table-cell table:formula="of:=[.$B$33]/([.E40]/180*PI())" office:value-type="float" office:value="0.900316316157106">
            <text:p>0,9</text:p>
          </table:table-cell>
          <table:table-cell table:formula="of:=[.$B$33]/([.F40]/180*PI())" office:value-type="float" office:value="1.27323954473516">
            <text:p>1,3</text:p>
          </table:table-cell>
          <table:table-cell table:formula="of:=[.$B$33]/([.G40]/180*PI())" office:value-type="float" office:value="1.80063263231421">
            <text:p>1,8</text:p>
          </table:table-cell>
          <table:table-cell table:style-name="ce3" table:formula="of:=[.$B$33]/([.H40]/180*PI())" office:value-type="float" office:value="2.54647908947033">
            <text:p>2,5</text:p>
          </table:table-cell>
          <table:table-cell/>
        </table:table-row>
        <table:table-row table:style-name="ro1">
          <table:table-cell office:value-type="string">
            <text:p>f (flächentreu)</text:p>
          </table:table-cell>
          <table:table-cell table:style-name="ce3" table:formula="of:=[.$B$33]/2/SIN([.B40]/2/180*PI())" office:value-type="float" office:value="0.5">
            <text:p>0,5</text:p>
          </table:table-cell>
          <table:table-cell table:formula="of:=[.$B$33]/2/SIN([.C40]/2/180*PI())" office:value-type="float" office:value="0.558023921093609">
            <text:p>0,6</text:p>
          </table:table-cell>
          <table:table-cell table:formula="of:=[.$B$33]/2/SIN([.D40]/2/180*PI())" office:value-type="float" office:value="0.707106781186548">
            <text:p>0,7</text:p>
          </table:table-cell>
          <table:table-cell table:formula="of:=[.$B$33]/2/SIN([.E40]/2/180*PI())" office:value-type="float" office:value="0.948317561046438">
            <text:p>0,9</text:p>
          </table:table-cell>
          <table:table-cell table:formula="of:=[.$B$33]/2/SIN([.F40]/2/180*PI())" office:value-type="float" office:value="1.30656296487638">
            <text:p>1,3</text:p>
          </table:table-cell>
          <table:table-cell table:formula="of:=[.$B$33]/2/SIN([.G40]/2/180*PI())" office:value-type="float" office:value="1.82398251489646">
            <text:p>1,8</text:p>
          </table:table-cell>
          <table:table-cell table:style-name="ce3" table:formula="of:=[.$B$33]/2/SIN([.H40]/2/180*PI())" office:value-type="float" office:value="2.56291544774151">
            <text:p>2,6</text:p>
          </table:table-cell>
          <table:table-cell/>
        </table:table-row>
        <table:table-row table:style-name="ro1">
          <table:table-cell office:value-type="string">
            <text:p>f (orthographisch)</text:p>
          </table:table-cell>
          <table:table-cell table:style-name="ce3" table:formula="of:=IF([.$B$33]/SIN([.B40]/180*PI())&gt;100;0;[.$B$33]/SIN([.B40]/180*PI()))" office:value-type="float" office:value="0">
            <text:p>0,0</text:p>
          </table:table-cell>
          <table:table-cell table:formula="of:=IF([.$B$33]/SIN([.C40]/180*PI())&gt;100;0;[.$B$33]/SIN([.C40]/180*PI()))" office:value-type="float" office:value="1.2567657962014">
            <text:p>1,3</text:p>
          </table:table-cell>
          <table:table-cell table:formula="of:=IF([.$B$33]/SIN([.D40]/180*PI())&gt;100;0;[.$B$33]/SIN([.D40]/180*PI()))" office:value-type="float" office:value="1">
            <text:p>1,0</text:p>
          </table:table-cell>
          <table:table-cell table:formula="of:=IF([.$B$33]/SIN([.E40]/180*PI())&gt;100;0;[.$B$33]/SIN([.E40]/180*PI()))" office:value-type="float" office:value="1.11604784218722">
            <text:p>1,1</text:p>
          </table:table-cell>
          <table:table-cell table:formula="of:=IF([.$B$33]/SIN([.F40]/180*PI())&gt;100;0;[.$B$33]/SIN([.F40]/180*PI()))" office:value-type="float" office:value="1.4142135623731">
            <text:p>1,4</text:p>
          </table:table-cell>
          <table:table-cell table:formula="of:=IF([.$B$33]/SIN([.G40]/180*PI())&gt;100;0;[.$B$33]/SIN([.G40]/180*PI()))" office:value-type="float" office:value="1.89663512209288">
            <text:p>1,9</text:p>
          </table:table-cell>
          <table:table-cell table:style-name="ce3" table:formula="of:=IF([.$B$33]/SIN([.H40]/180*PI())&gt;100;0;[.$B$33]/SIN([.H40]/180*PI()))" office:value-type="float" office:value="2.61312592975275">
            <text:p>2,6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20.12.2010</text:date>, <text:time>09:37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uckhorn</meta:initial-creator>
    <meta:creation-date>2010-12-10T13:35:33</meta:creation-date>
    <dc:date>2010-12-20T09:37:25</dc:date>
    <dc:creator>Frank Duckhorn</dc:creator>
    <meta:editing-duration>PT11H58M48S</meta:editing-duration>
    <meta:editing-cycles>19</meta:editing-cycles>
    <meta:generator>OpenOffice.org/3.2$Linux OpenOffice.org_project/320m19$Build-9505</meta:generator>
    <meta:document-statistic meta:table-count="3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minimum="0" chart:maximum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8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8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08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875cm" xlink:href=".." chart:class="chart:line" chart:style-name="ch1">
        <chart:legend chart:legend-position="end" svg:x="13.086cm" svg:y="3.905cm" chart:style-name="ch2"/>
        <chart:plot-area chart:style-name="ch3" table:cell-range-address="Tabelle1.B4:Tabelle1.B24 Tabelle1.C4:Tabelle1.C13 Tabelle1.D4:Tabelle1.D22 Tabelle1.E4:Tabelle1.G24" chart:data-source-has-labels="both" svg:x="0.319cm" svg:y="0.197cm" svg:width="12.449cm" svg:height="9.284cm">
          <chart:axis chart:dimension="x" chart:name="primary-x" chart:style-name="ch4">
            <chart:categories table:cell-range-address="Tabelle1.B5:Tabelle1.B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5:Tabelle1.C13" chart:label-cell-address="Tabelle1.C4:Tabelle1.C4" chart:class="chart:line">
            <chart:data-point chart:repeated="9"/>
          </chart:series>
          <chart:series chart:style-name="ch8" chart:values-cell-range-address="Tabelle1.D5:Tabelle1.D22" chart:label-cell-address="Tabelle1.D4:Tabelle1.D4" chart:class="chart:line">
            <chart:data-point chart:repeated="18"/>
          </chart:series>
          <chart:series chart:style-name="ch9" chart:values-cell-range-address="Tabelle1.E5:Tabelle1.E24" chart:label-cell-address="Tabelle1.E4:Tabelle1.E4" chart:class="chart:line">
            <chart:data-point chart:repeated="20"/>
          </chart:series>
          <chart:series chart:style-name="ch10" chart:values-cell-range-address="Tabelle1.F5:Tabelle1.F24" chart:label-cell-address="Tabelle1.F4:Tabelle1.F4" chart:class="chart:line">
            <chart:data-point chart:repeated="20"/>
          </chart:series>
          <chart:series chart:style-name="ch11" chart:values-cell-range-address="Tabelle1.G5:Tabelle1.G24" chart:label-cell-address="Tabelle1.G4:Tabelle1.G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C4:Tabelle1.C4">gnomonisch</text:p>
              </table:table-cell>
              <table:table-cell office:value-type="string">
                <text:p text:id="Tabelle1.D4:Tabelle1.D4">winkeltreu</text:p>
              </table:table-cell>
              <table:table-cell office:value-type="string">
                <text:p text:id="Tabelle1.E4:Tabelle1.E4">äquidistant</text:p>
              </table:table-cell>
              <table:table-cell office:value-type="string">
                <text:p text:id="Tabelle1.F4:Tabelle1.F4">flächentreu</text:p>
              </table:table-cell>
              <table:table-cell office:value-type="string">
                <text:p text:id="Tabelle1.G4:Tabelle1.G4">orthographisch</text:p>
              </table:table-cell>
            </table:table-row>
          </table:table-header-rows>
          <table:table-rows>
            <table:table-row>
              <table:table-cell office:value-type="string">
                <text:p text:id="Tabelle1.B5:Tabelle1.B24">0</text:p>
              </table:table-cell>
              <table:table-cell office:value-type="float" office:value="0">
                <text:p text:id="Tabelle1.C5:Tabelle1.C13">0</text:p>
              </table:table-cell>
              <table:table-cell office:value-type="float" office:value="0">
                <text:p text:id="Tabelle1.D5:Tabelle1.D22">0</text:p>
              </table:table-cell>
              <table:table-cell office:value-type="float" office:value="0">
                <text:p text:id="Tabelle1.E5:Tabelle1.E24">0</text:p>
              </table:table-cell>
              <table:table-cell office:value-type="float" office:value="0">
                <text:p text:id="Tabelle1.F5:Tabelle1.F24">0</text:p>
              </table:table-cell>
              <table:table-cell office:value-type="float" office:value="0">
                <text:p text:id="Tabelle1.G5:Tabelle1.G24"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81634903542325">
                <text:p>0.0881634903542325</text:p>
              </table:table-cell>
              <table:table-cell office:value-type="float" office:value="0.087488663525924">
                <text:p>0.087488663525924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0868240888334652">
                <text:p>0.086824088833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1985117133101">
                <text:p>0.181985117133101</text:p>
              </table:table-cell>
              <table:table-cell office:value-type="float" office:value="0.176326980708465">
                <text:p>0.176326980708465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71010071662834">
                <text:p>0.171010071662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8675134594813">
                <text:p>0.288675134594813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954981558864">
                <text:p>0.41954981558864</text:p>
              </table:table-cell>
              <table:table-cell office:value-type="float" office:value="0.363970234266202">
                <text:p>0.363970234266202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2139380484327">
                <text:p>0.32139380484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5876796297105">
                <text:p>0.595876796297105</text:p>
              </table:table-cell>
              <table:table-cell office:value-type="float" office:value="0.466307658154999">
                <text:p>0.466307658154999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383022221559489">
                <text:p>0.383022221559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">
                <text:p>0.5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373870972731">
                <text:p>1.37373870972731</text:p>
              </table:table-cell>
              <table:table-cell office:value-type="float" office:value="0.70020753820971">
                <text:p>0.70020753820971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469846310392954">
                <text:p>0.469846310392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3564090980885">
                <text:p>2.83564090980885</text:p>
              </table:table-cell>
              <table:table-cell office:value-type="float" office:value="0.83909963117728">
                <text:p>0.83909963117728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492403876506104">
                <text:p>0.492403876506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19175359259421">
                <text:p>1.1917535925942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2403876506104">
                <text:p>0.492403876506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42814800674211">
                <text:p>1.42814800674211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469846310392954">
                <text:p>0.469846310392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2.14450692050956">
                <text:p>2.14450692050956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383022221559489">
                <text:p>0.383022221559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2.74747741945462">
                <text:p>2.74747741945462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32139380484327">
                <text:p>0.32139380484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3.73205080756888">
                <text:p>3.73205080756888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5.67128181961771">
                <text:p>5.67128181961771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171010071662834">
                <text:p>0.171010071662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11.4300523027613">
                <text:p>11.4300523027613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868240888334653">
                <text:p>0.0868240888334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  <table:table-cell office:value-type="float" office:value="6.12303176911188E-017">
                <text:p>6.12303176911188E-0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0868240888334652">
                <text:p>-0.086824088833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8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8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08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94cm" svg:height="7cm" xlink:href=".." chart:class="chart:line" chart:style-name="ch1">
        <chart:legend chart:legend-position="end" svg:x="10.933cm" svg:y="2.468cm" chart:style-name="ch2"/>
        <chart:plot-area chart:style-name="ch3" table:cell-range-address="Tabelle1.A39:Tabelle1.H39 Tabelle1.A41:Tabelle1.H45" chart:data-source-has-labels="both" svg:x="0.283cm" svg:y="0.14cm" svg:width="10.368cm" svg:height="6.58cm">
          <chart:axis chart:dimension="x" chart:name="primary-x" chart:style-name="ch4">
            <chart:categories table:cell-range-address="Tabelle1.B39:Tabelle1.H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41:Tabelle1.H41" chart:label-cell-address="Tabelle1.A41:Tabelle1.A41" chart:class="chart:line">
            <chart:data-point chart:repeated="7"/>
          </chart:series>
          <chart:series chart:style-name="ch8" chart:values-cell-range-address="Tabelle1.B42:Tabelle1.H42" chart:label-cell-address="Tabelle1.A42:Tabelle1.A42" chart:class="chart:line">
            <chart:data-point chart:repeated="7"/>
          </chart:series>
          <chart:series chart:style-name="ch9" chart:values-cell-range-address="Tabelle1.B43:Tabelle1.H43" chart:label-cell-address="Tabelle1.A43:Tabelle1.A43" chart:class="chart:line">
            <chart:data-point chart:repeated="7"/>
          </chart:series>
          <chart:series chart:style-name="ch10" chart:values-cell-range-address="Tabelle1.B44:Tabelle1.H44" chart:label-cell-address="Tabelle1.A44:Tabelle1.A44" chart:class="chart:line">
            <chart:data-point chart:repeated="7"/>
          </chart:series>
          <chart:series chart:style-name="ch11" chart:values-cell-range-address="Tabelle1.B45:Tabelle1.H45" chart:label-cell-address="Tabelle1.A45:Tabelle1.A4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39:Tabelle1.H39">360,0</text:p>
              </table:table-cell>
              <table:table-cell office:value-type="string">
                <text:p>254,6</text:p>
              </table:table-cell>
              <table:table-cell office:value-type="string">
                <text:p>180,0</text:p>
              </table:table-cell>
              <table:table-cell office:value-type="string">
                <text:p>127,3</text:p>
              </table:table-cell>
              <table:table-cell office:value-type="string">
                <text:p>90,0</text:p>
              </table:table-cell>
              <table:table-cell office:value-type="string">
                <text:p>63,6</text:p>
              </table:table-cell>
              <table:table-cell office:value-type="string">
                <text:p>45,0</text:p>
              </table:table-cell>
            </table:table-row>
          </table:table-header-rows>
          <table:table-rows>
            <table:table-row>
              <table:table-cell office:value-type="string">
                <text:p text:id="Tabelle1.A41:Tabelle1.A41">f (gnomonisch)</text:p>
              </table:table-cell>
              <table:table-cell office:value-type="float" office:value="0">
                <text:p text:id="Tabelle1.B41:Tabelle1.H41">0</text:p>
              </table:table-cell>
              <table:table-cell office:value-type="float" office:value="0">
                <text:p>0</text:p>
              </table:table-cell>
              <table:table-cell office:value-type="float" office:value="6.12303176911188E-017">
                <text:p>6.12303176911188E-017</text:p>
              </table:table-cell>
              <table:table-cell office:value-type="float" office:value="0.495542920493015">
                <text:p>0.495542920493015</text:p>
              </table:table-cell>
              <table:table-cell office:value-type="float" office:value="1">
                <text:p>1</text:p>
              </table:table-cell>
              <table:table-cell office:value-type="float" office:value="1.61159076268023">
                <text:p>1.61159076268023</text:p>
              </table:table-cell>
              <table:table-cell office:value-type="float" office:value="2.41421356237309">
                <text:p>2.41421356237309</text:p>
              </table:table-cell>
            </table:table-row>
            <table:table-row>
              <table:table-cell office:value-type="string">
                <text:p text:id="Tabelle1.A42:Tabelle1.A42">f (winkeltreu)</text:p>
              </table:table-cell>
              <table:table-cell office:value-type="float" office:value="3.06151588455594E-017">
                <text:p text:id="Tabelle1.B42:Tabelle1.H42">3.06151588455594E-017</text:p>
              </table:table-cell>
              <table:table-cell office:value-type="float" office:value="0.247771460246507">
                <text:p>0.247771460246507</text:p>
              </table:table-cell>
              <table:table-cell office:value-type="float" office:value="0.5">
                <text:p>0.5</text:p>
              </table:table-cell>
              <table:table-cell office:value-type="float" office:value="0.805795381340117">
                <text:p>0.805795381340117</text:p>
              </table:table-cell>
              <table:table-cell office:value-type="float" office:value="1.20710678118655">
                <text:p>1.20710678118655</text:p>
              </table:table-cell>
              <table:table-cell office:value-type="float" office:value="1.75411294238655">
                <text:p>1.75411294238655</text:p>
              </table:table-cell>
              <table:table-cell office:value-type="float" office:value="2.51366974606292">
                <text:p>2.51366974606292</text:p>
              </table:table-cell>
            </table:table-row>
            <table:table-row>
              <table:table-cell office:value-type="string">
                <text:p text:id="Tabelle1.A43:Tabelle1.A43">f (äquidistant)</text:p>
              </table:table-cell>
              <table:table-cell office:value-type="float" office:value="0.318309886183791">
                <text:p text:id="Tabelle1.B43:Tabelle1.H43">0.318309886183791</text:p>
              </table:table-cell>
              <table:table-cell office:value-type="float" office:value="0.450158158078553">
                <text:p>0.450158158078553</text:p>
              </table:table-cell>
              <table:table-cell office:value-type="float" office:value="0.636619772367581">
                <text:p>0.636619772367581</text:p>
              </table:table-cell>
              <table:table-cell office:value-type="float" office:value="0.900316316157106">
                <text:p>0.900316316157106</text:p>
              </table:table-cell>
              <table:table-cell office:value-type="float" office:value="1.27323954473516">
                <text:p>1.27323954473516</text:p>
              </table:table-cell>
              <table:table-cell office:value-type="float" office:value="1.80063263231421">
                <text:p>1.80063263231421</text:p>
              </table:table-cell>
              <table:table-cell office:value-type="float" office:value="2.54647908947033">
                <text:p>2.54647908947033</text:p>
              </table:table-cell>
            </table:table-row>
            <table:table-row>
              <table:table-cell office:value-type="string">
                <text:p text:id="Tabelle1.A44:Tabelle1.A44">f (flächentreu)</text:p>
              </table:table-cell>
              <table:table-cell office:value-type="float" office:value="0.5">
                <text:p text:id="Tabelle1.B44:Tabelle1.H44">0.5</text:p>
              </table:table-cell>
              <table:table-cell office:value-type="float" office:value="0.558023921093609">
                <text:p>0.55802392109360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948317561046438">
                <text:p>0.948317561046438</text:p>
              </table:table-cell>
              <table:table-cell office:value-type="float" office:value="1.30656296487638">
                <text:p>1.30656296487638</text:p>
              </table:table-cell>
              <table:table-cell office:value-type="float" office:value="1.82398251489646">
                <text:p>1.82398251489646</text:p>
              </table:table-cell>
              <table:table-cell office:value-type="float" office:value="2.56291544774151">
                <text:p>2.56291544774151</text:p>
              </table:table-cell>
            </table:table-row>
            <table:table-row>
              <table:table-cell office:value-type="string">
                <text:p text:id="Tabelle1.A45:Tabelle1.A45">f (orthographisch)</text:p>
              </table:table-cell>
              <table:table-cell office:value-type="float" office:value="0">
                <text:p text:id="Tabelle1.B45:Tabelle1.H45">0</text:p>
              </table:table-cell>
              <table:table-cell office:value-type="float" office:value="1.2567657962014">
                <text:p>1.2567657962014</text:p>
              </table:table-cell>
              <table:table-cell office:value-type="float" office:value="1">
                <text:p>1</text:p>
              </table:table-cell>
              <table:table-cell office:value-type="float" office:value="1.11604784218722">
                <text:p>1.11604784218722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89663512209288">
                <text:p>1.89663512209288</text:p>
              </table:table-cell>
              <table:table-cell office:value-type="float" office:value="2.61312592975275">
                <text:p>2.61312592975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